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173.91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274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ff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cc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pt"/>
    </style:style>
    <style:style style:name="ce21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0.06pt solid #000000" fo:background-color="#ffd320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320"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ffd32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/>
    </style:style>
    <style:style style:name="ce29" style:family="table-cell" style:parent-style-name="Default">
      <style:table-cell-properties fo:background-color="#ffd320"/>
    </style:style>
  </office:automatic-styles>
  <office:body>
    <office:spreadsheet>
      <table:calculation-settings table:automatic-find-labels="false"/>
      <table:table table:name="Grading Breakdown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5"/>
        <table:table-column table:style-name="co4" table:default-cell-style-name="ce20"/>
        <table:table-column table:style-name="co5" table:default-cell-style-name="ce25"/>
        <table:table-column table:style-name="co6" table:default-cell-style-name="ce28"/>
        <table:table-row table:style-name="ro1">
          <table:table-cell table:style-name="ce1" office:value-type="string" calcext:value-type="string">
            <text:p>Assignment: </text:p>
          </table:table-cell>
          <table:table-cell table:style-name="ce1"/>
          <table:table-cell table:style-name="ce1" office:value-type="string" calcext:value-type="string">
            <text:p>HP1: Mars Experiment</text:p>
          </table:table-cell>
          <table:table-cell table:style-name="ce1"/>
          <table:table-cell table:style-name="ce22" office:value-type="string" calcext:value-type="string" table:number-columns-spanned="2" table:number-rows-spanned="1">
            <text:p>Grading breakdown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Student name:</text:p>
          </table:table-cell>
          <table:table-cell table:style-name="ce1" table:number-columns-repeated="3"/>
          <table:table-cell table:style-name="ce23"/>
          <table:table-cell table:style-name="ce23" office:value-type="string" calcext:value-type="string">
            <text:p>Spring 201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Grade key (each item out of 5 points)</text:p>
          </table:table-cell>
          <table:covered-table-cell table:number-columns-repeated="2" table:style-name="ce8"/>
          <table:table-cell table:style-name="ce18"/>
          <table:table-cell table:style-name="ce8"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Nothing attempted</text:p>
          </table:table-cell>
          <table:table-cell table:style-name="ce13" table:formula="of:=[.A5]/5" office:value-type="percentage" office:value="0" calcext:value-type="percentage">
            <text:p>0.00%</text:p>
          </table:table-cell>
          <table:table-cell table:style-name="ce19"/>
          <table:table-cell table:style-name="Default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omething attempted, but wrong</text:p>
          </table:table-cell>
          <table:table-cell table:style-name="ce13" table:formula="of:=[.A6]/5" office:value-type="percentage" office:value="0.2" calcext:value-type="percentage">
            <text:p>20.00%</text:p>
          </table:table-cell>
          <table:table-cell table:style-name="Default"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Incorrect, with a few good items</text:p>
          </table:table-cell>
          <table:table-cell table:style-name="ce13" table:formula="of:=[.A7]/5" office:value-type="percentage" office:value="0.4" calcext:value-type="percentage">
            <text:p>40.00%</text:p>
          </table:table-cell>
          <table:table-cell table:style-name="Default"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Almost correct, a few errors</text:p>
          </table:table-cell>
          <table:table-cell table:style-name="ce13" table:formula="of:=[.A8]/5" office:value-type="percentage" office:value="0.6" calcext:value-type="percentage">
            <text:p>60.00%</text:p>
          </table:table-cell>
          <table:table-cell table:style-name="Default"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Mostly correct, 1 or 2 small errors</text:p>
          </table:table-cell>
          <table:table-cell table:style-name="ce13" table:formula="of:=[.A9]/5" office:value-type="percentage" office:value="0.8" calcext:value-type="percentage">
            <text:p>80.00%</text:p>
          </table:table-cell>
          <table:table-cell table:style-name="Default"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Completely perfect</text:p>
          </table:table-cell>
          <table:table-cell table:style-name="ce13" table:formula="of:=[.A10]/5" office:value-type="percentage" office:value="1" calcext:value-type="percentage">
            <text:p>100.00%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Breakdown</text:p>
          </table:table-cell>
          <table:table-cell table:style-name="ce4"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Item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Item weight %</text:p>
          </table:table-cell>
          <table:table-cell table:style-name="ce24" office:value-type="string" calcext:value-type="string">
            <text:p>Result</text:p>
          </table:table-cell>
          <table:table-cell table:style-name="ce10"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Basics</text:p>
          </table:table-cell>
          <table:table-cell office:value-type="string" calcext:value-type="string">
            <text:p>No syntax errors (it builds)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15]/5*[.D1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logic errors (works as specified)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16]/5*[.D1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run-time errors (doesn’t crash)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17]/5*[.D17]" office:value-type="percentage" office:value="0" calcext:value-type="percentage">
            <text:p>0.00%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an code - consistent indentation, good variable/function/class names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18]/5*[.D18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5" office:value-type="string" calcext:value-type="string">
            <text:p>Project</text:p>
          </table:table-cell>
          <table:table-cell office:value-type="string" calcext:value-type="string">
            <text:p>DisplayMenu()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19]/5*[.D19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5" office:value-type="string" calcext:value-type="string">
            <text:p>specific</text:p>
          </table:table-cell>
          <table:table-cell office:value-type="string" calcext:value-type="string">
            <text:p>SetParameters()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table:formula="of:=[.C20]/5*[.D2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wParameters()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table:formula="of:=[.C21]/5*[.D21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Simulation()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formula="of:=[.C22]/5*[.D22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Food()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23]/5*[.D23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Waste()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24]/5*[.D24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Oxygen()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formula="of:=[.C25]/5*[.D2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ValidInput()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formula="of:=[.C26]/5*[.D26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/>
          <table:table-cell table:style-name="ce16" table:number-columns-repeated="2"/>
          <table:table-cell table:style-name="ce26"/>
          <table:table-cell table:style-name="ce6"/>
        </table:table-row>
        <table:table-row table:style-name="ro1">
          <table:table-cell table:style-name="ce7" office:value-type="string" calcext:value-type="string">
            <text:p>Totals</text:p>
          </table:table-cell>
          <table:table-cell table:style-name="ce12"/>
          <table:table-cell table:style-name="ce17"/>
          <table:table-cell table:style-name="ce21" table:formula="of:=SUM([.D15:.D28])" office:value-type="percentage" office:value="1" calcext:value-type="percentage">
            <text:p>100.00%</text:p>
          </table:table-cell>
          <table:table-cell table:style-name="ce27" table:formula="of:=SUM([.E15:.E28])" office:value-type="percentage" office:value="0" calcext:value-type="percentage" table:number-columns-spanned="2" table:number-rows-spanned="1">
            <text:p>0.00%</text:p>
          </table:table-cell>
          <table:covered-table-cell table:style-name="ce29"/>
        </table:table-row>
        <table:table-row table:style-name="ro1">
          <table:table-cell table:style-name="Default" table:number-columns-repeated="2"/>
          <table:table-cell table:style-name="ce3" table:number-columns-repeated="3"/>
          <table:table-cell table:style-name="Default"/>
        </table:table-row>
        <table:table-row table:style-name="ro1">
          <table:table-cell table:style-name="ce4" office:value-type="string" calcext:value-type="string">
            <text:p>Additional notes</text:p>
          </table:table-cell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20:35:43.570754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8:02.877229380</meta:creation-date>
    <meta:generator>LibreOffice/5.1.4.2$Linux_X86_64 LibreOffice_project/10m0$Build-2</meta:generator>
    <dc:date>2017-04-03T20:39:02.571185532</dc:date>
    <meta:editing-duration>PT17M41S</meta:editing-duration>
    <meta:editing-cycles>100</meta:editing-cycles>
    <meta:document-statistic meta:table-count="1" meta:cell-count="85" meta:object-count="0"/>
  </office:meta>
</office:document-meta>
</file>